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3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24/10/14 réunions IRL</text:p>
      <text:p text:style-name="P1"/>
      <text:p text:style-name="P2">Développement question/question games play</text:p>
      <text:p text:style-name="P2">Point de vue du jeu des graphisme</text:p>
      <text:p text:style-name="P2">6 éclipses → voir prochaine réunions</text:p>
      <text:p text:style-name="P2">1 style graphique par éclipse ( voir avec moos et julien)</text:p>
      <text:p text:style-name="P2">1 style sonore par éclipse ( voir si faisable dans le temps donner)</text:p>
      <text:p text:style-name="P2"/>
      <text:p text:style-name="P2"/>
      <text:p text:style-name="P2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>Graphisme</text:p>
          </table:table-cell>
          <table:table-cell table:style-name="Table1.A1" office:value-type="string">
            <text:p text:style-name="P3">Développeur</text:p>
          </table:table-cell>
          <table:table-cell table:style-name="Table1.A1" office:value-type="string">
            <text:p text:style-name="P3">Scénario</text:p>
          </table:table-cell>
          <table:table-cell table:style-name="Table1.D1" office:value-type="string">
            <text:p text:style-name="P3">Tout/Autres</text:p>
          </table:table-cell>
        </table:table-row>
        <table:table-row>
          <table:table-cell table:style-name="Table1.A2" office:value-type="string">
            <text:p text:style-name="P3">- Plan de vue du jeu</text:p>
            <text:p text:style-name="P3">- Animation de saut longue pour éviter le spam de saut</text:p>
          </table:table-cell>
          <table:table-cell table:style-name="Table1.A2" office:value-type="string">
            <text:p text:style-name="P3">- Cahier des charges</text:p>
          </table:table-cell>
          <table:table-cell table:style-name="Table1.A2" office:value-type="string">
            <text:p text:style-name="P3">- Crash test petit scénario (ambiance, 30 Minutes de jeu)</text:p>
            <text:p text:style-name="P3">- Profile personnage</text:p>
            <text:p text:style-name="P3"/>
          </table:table-cell>
          <table:table-cell table:style-name="Table1.D2" office:value-type="string">
            <text:p text:style-name="P3">- Brain Storming éclipse</text:p>
            <text:p text:style-name="P3">- Brain Storming monstre</text:p>
            <text:p text:style-name="P3">- Brain Storming PNJ</text:p>
            <text:p text:style-name="P3">- Nom du héro</text:p>
            <text:p text:style-name="P3">- Nom du jeu </text:p>
          </table:table-cell>
        </table:table-row>
      </table:table>
      <text:p text:style-name="P2"/>
      <text:p text:style-name="P2">Accord pour le choix entre mort direct et revenir avec blessure</text:p>
      <text:p text:style-name="P2"/>
      <text:p text:style-name="P2">PNJ aussi risquer que dehors pour bien</text:p>
      <text:p text:style-name="P2"/>
      <text:p text:style-name="P2">Voir le son avec les développ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4:09:41.60</meta:creation-date>
    <meta:document-statistic meta:table-count="1" meta:image-count="0" meta:object-count="0" meta:page-count="1" meta:paragraph-count="23" meta:word-count="127" meta:character-count="696"/>
    <dc:date>2014-11-10T14:19:07.32</dc:date>
    <meta:editing-duration>PT9M25S</meta:editing-duration>
    <meta:editing-cycles>1</meta:editing-cycles>
    <meta:generator>OpenOffice/4.0.1$Win32 OpenOffice.org_project/401m5$Build-9714</meta:generator>
  </office:meta>
</office:document-meta>
</file>